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55cm" fo:min-width="0cm"/>
    </style:style>
    <style:style style:name="gr2" style:family="graphic" style:parent-style-name="objectwithoutfill">
      <style:graphic-properties svg:stroke-width="0.051cm" draw:marker-start-width="0.356cm" draw:marker-end="Arrow" draw:marker-end-width="0.153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draw:marker-start-width="0.356cm" draw:marker-end="" draw:marker-end-width="0.15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0pt" fo:font-weight="350" style:font-size-asian="18pt" style:font-size-complex="18pt"/>
    </style:style>
    <style:style style:name="T1" style:family="text">
      <style:text-properties style:font-name="Fira Sans Book1" fo:font-size="10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94cm" svg:height="0.431cm" svg:x="2.019cm" svg:y="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1cm" svg:y1="2.407cm" svg:x2="0.808cm" svg:y2="1.116cm">
            <text:p/>
          </draw:line>
          <draw:line draw:style-name="gr2" draw:text-style-name="P2" draw:layer="layout" svg:x1="2.21cm" svg:y1="2.561cm" svg:x2="2.21cm" svg:y2="4.11cm">
            <text:p/>
          </draw:line>
          <draw:line draw:style-name="gr3" draw:text-style-name="P2" draw:layer="layout" svg:x1="2.171cm" svg:y1="2.471cm" svg:x2="0.647cm" svg:y2="2.471cm">
            <text:p/>
          </draw:line>
          <draw:frame draw:style-name="gr4" draw:text-style-name="P3" draw:layer="layout" svg:width="1.624cm" svg:height="0.674cm" svg:x="0.189cm" svg:y="1.832cm">
            <draw:text-box>
              <text:p><text:span text:style-name="T1">45 deg</text:span></text:p>
            </draw:text-box>
          </draw:frame>
          <draw:frame draw:style-name="gr4" draw:text-style-name="P3" draw:layer="layout" svg:width="1.624cm" svg:height="0.674cm" svg:x="1.489cm" svg:y="4.132cm">
            <draw:text-box>
              <text:p><text:span text:style-name="T1">Weight</text:span></text:p>
            </draw:text-box>
          </draw:frame>
          <draw:frame draw:style-name="gr4" draw:text-style-name="P3" draw:layer="layout" svg:width="2.686cm" svg:height="0.674cm" svg:x="-0.143cm" svg:y="0.58cm">
            <draw:text-box>
              <text:p><text:span text:style-name="T1">Lift or Thrust</text:span></text:p>
            </draw:text-box>
          </draw:frame>
          <draw:line draw:style-name="gr2" draw:text-style-name="P2" draw:layer="layout" svg:x1="2.231cm" svg:y1="2.535cm" svg:x2="3.522cm" svg:y2="1.243cm">
            <text:p/>
          </draw:line>
          <draw:frame draw:style-name="gr5" draw:text-style-name="P3" draw:layer="layout" svg:width="1.724cm" svg:height="0.674cm" svg:x="2.27cm" svg:y="0.746cm">
            <draw:text-box>
              <text:p><text:span text:style-name="T1">Norm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3:32:04.457418383</meta:creation-date>
    <dc:date>2017-10-18T12:30:11.354392903</dc:date>
    <meta:editing-duration>PT5M46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